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8pt" fo:font-weight="normal" officeooo:paragraph-rsid="002a0618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Times New Roman" fo:font-size="11pt" officeooo:rsid="00364894" officeooo:paragraph-rsid="00364894" style:font-size-asian="11pt" style:font-size-complex="11pt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style:font-name="Times New Roman" fo:font-size="11pt" officeooo:paragraph-rsid="0036be75" style:font-size-asian="11pt" style:font-size-complex="11pt"/>
    </style:style>
    <style:style style:name="P6" style:family="paragraph" style:parent-style-name="Standard" style:list-style-name="L1">
      <style:text-properties style:font-name="Times New Roman" fo:font-size="11pt" officeooo:paragraph-rsid="0036be75" style:font-size-asian="11pt" style:font-size-complex="11pt"/>
    </style:style>
    <style:style style:name="P7" style:family="paragraph" style:parent-style-name="Standard" style:list-style-name="L1">
      <style:text-properties officeooo:paragraph-rsid="0036be75"/>
    </style:style>
    <style:style style:name="P8" style:family="paragraph" style:parent-style-name="Standard" style:list-style-name="L2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2"/>
    <style:style style:name="P10" style:family="paragraph" style:parent-style-name="Standard">
      <style:text-properties style:font-name="Times New Roman" fo:font-size="11pt" officeooo:rsid="002d2aad" officeooo:paragraph-rsid="002d2aad" style:font-size-asian="11pt" style:font-size-complex="11pt"/>
    </style:style>
    <style:style style:name="P11" style:family="paragraph" style:parent-style-name="Standard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Times New Roman" fo:font-size="11pt" officeooo:rsid="00283ff0" officeooo:paragraph-rsid="00283ff0" style:font-size-asian="11pt" style:font-size-complex="11pt"/>
    </style:style>
    <style:style style:name="P13" style:family="paragraph" style:parent-style-name="Standard">
      <style:text-properties officeooo:rsid="00283ff0" officeooo:paragraph-rsid="00283ff0"/>
    </style:style>
    <style:style style:name="P14" style:family="paragraph" style:parent-style-name="Standard">
      <style:text-properties style:font-name="Times New Roman" fo:font-size="11pt" officeooo:rsid="001d7262" officeooo:paragraph-rsid="001d7262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1bd89a" style:font-size-asian="11pt" style:font-size-complex="11pt"/>
    </style:style>
    <style:style style:name="P16" style:family="paragraph" style:parent-style-name="Standard">
      <style:text-properties officeooo:paragraph-rsid="001bd89a"/>
    </style:style>
    <style:style style:name="P17" style:family="paragraph" style:parent-style-name="Text_20_body" style:list-style-name="L3">
      <style:paragraph-properties fo:margin-top="0in" fo:margin-bottom="0in" style:contextual-spacing="false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officeooo:rsid="002faa0e" officeooo:paragraph-rsid="002faa0e"/>
    </style:style>
    <style:style style:name="P20" style:family="paragraph" style:parent-style-name="Standard">
      <style:text-properties officeooo:rsid="00315722" officeooo:paragraph-rsid="00315722"/>
    </style:style>
    <style:style style:name="P21" style:family="paragraph" style:parent-style-name="Standard">
      <style:text-properties officeooo:paragraph-rsid="0030a12d"/>
    </style:style>
    <style:style style:name="P22" style:family="paragraph" style:parent-style-name="Standard">
      <style:text-properties officeooo:rsid="0031cc1d" officeooo:paragraph-rsid="0031cc1d"/>
    </style:style>
    <style:style style:name="P23" style:family="paragraph" style:parent-style-name="Standard">
      <style:text-properties officeooo:rsid="00324483" officeooo:paragraph-rsid="00324483"/>
    </style:style>
    <style:style style:name="P24" style:family="paragraph" style:parent-style-name="Standard">
      <style:text-properties officeooo:rsid="00354d74" officeooo:paragraph-rsid="00354d74"/>
    </style:style>
    <style:style style:name="T1" style:family="text">
      <style:text-properties style:font-name="Arial" fo:language="en" fo:country="GB" style:font-name-complex="Arial1"/>
    </style:style>
    <style:style style:name="T2" style:family="text">
      <style:text-properties fo:language="en" fo:country="GB" style:font-name-complex="Arial1"/>
    </style:style>
    <style:style style:name="T3" style:family="text">
      <style:text-properties fo:language="en" fo:country="GB" style:text-underline-style="solid" style:text-underline-width="auto" style:text-underline-color="font-color" style:font-name-complex="Arial1"/>
    </style:style>
    <style:style style:name="T4" style:family="text">
      <style:text-properties fo:language="en" fo:country="GB" officeooo:rsid="002a556e" style:font-name-complex="Arial1"/>
    </style:style>
    <style:style style:name="T5" style:family="text">
      <style:text-properties officeooo:rsid="0036773c"/>
    </style:style>
    <style:style style:name="T6" style:family="text">
      <style:text-properties officeooo:rsid="0036be75"/>
    </style:style>
    <style:style style:name="T7" style:family="text">
      <style:text-properties officeooo:rsid="0013f1cb"/>
    </style:style>
    <style:style style:name="T8" style:family="text">
      <style:text-properties officeooo:rsid="000d7d0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b677b"/>
    </style:style>
    <style:style style:name="T11" style:family="text">
      <style:text-properties officeooo:rsid="000c8013"/>
    </style:style>
    <style:style style:name="T12" style:family="text">
      <style:text-properties style:font-name="Times New Roman" fo:font-size="11pt" style:font-size-asian="11pt" style:font-size-complex="11pt"/>
    </style:style>
    <style:style style:name="T13" style:family="text">
      <style:text-properties officeooo:rsid="002aa02c"/>
    </style:style>
    <style:style style:name="T14" style:family="text">
      <style:text-properties officeooo:rsid="00155841"/>
    </style:style>
    <style:style style:name="T15" style:family="text">
      <style:text-properties fo:font-weight="bold" officeooo:rsid="00161ab9" style:font-weight-asian="bold" style:font-weight-complex="bold"/>
    </style:style>
    <style:style style:name="T16" style:family="text">
      <style:text-properties fo:font-weight="bold" officeooo:rsid="000f4c14" style:font-weight-asian="bold" style:font-weight-complex="bold"/>
    </style:style>
    <style:style style:name="T17" style:family="text">
      <style:text-properties fo:font-weight="bold" officeooo:rsid="00041657" style:font-weight-asian="bold" style:font-weight-complex="bold"/>
    </style:style>
    <style:style style:name="T18" style:family="text">
      <style:text-properties officeooo:rsid="00041657"/>
    </style:style>
    <style:style style:name="T19" style:family="text">
      <style:text-properties officeooo:rsid="000f4c14"/>
    </style:style>
    <style:style style:name="T20" style:family="text">
      <style:text-properties officeooo:rsid="00098672"/>
    </style:style>
    <style:style style:name="T21" style:family="text">
      <style:text-properties officeooo:rsid="000746b7"/>
    </style:style>
    <style:style style:name="T22" style:family="text">
      <style:text-properties fo:font-weight="bold" officeooo:rsid="0009200f" style:font-weight-asian="bold" style:font-weight-complex="bold"/>
    </style:style>
    <style:style style:name="T23" style:family="text">
      <style:text-properties officeooo:rsid="0009200f"/>
    </style:style>
    <style:style style:name="T24" style:family="text">
      <style:text-properties officeooo:rsid="00161ab9"/>
    </style:style>
    <style:style style:name="T25" style:family="text">
      <style:text-properties officeooo:rsid="00184eb8"/>
    </style:style>
    <style:style style:name="T26" style:family="text">
      <style:text-properties officeooo:rsid="0019f66c"/>
    </style:style>
    <style:style style:name="T27" style:family="text">
      <style:text-properties officeooo:rsid="002bc351"/>
    </style:style>
    <style:style style:name="T28" style:family="text">
      <style:text-properties style:font-name="Times New Roman" fo:font-size="11pt" officeooo:rsid="002bc351" style:font-size-asian="11pt" style:font-size-complex="11pt"/>
    </style:style>
    <style:style style:name="T29" style:family="text">
      <style:text-properties officeooo:rsid="001f7f43"/>
    </style:style>
    <style:style style:name="T30" style:family="text">
      <style:text-properties officeooo:rsid="001fc565"/>
    </style:style>
    <style:style style:name="T31" style:family="text">
      <style:text-properties officeooo:rsid="001bd89a"/>
    </style:style>
    <style:style style:name="T32" style:family="text">
      <style:text-properties officeooo:rsid="002739d9"/>
    </style:style>
    <style:style style:name="T33" style:family="text">
      <style:text-properties officeooo:rsid="002faa0e"/>
    </style:style>
    <style:style style:name="T34" style:family="text">
      <style:text-properties officeooo:rsid="002e0d1d"/>
    </style:style>
    <style:style style:name="T35" style:family="text">
      <style:text-properties officeooo:rsid="0030a1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In no more than 4 pages (font Arial size 11) including figures, tables and references (citing 5 papers max), please write a short report (intro, methods, results and discussion, </text:span><text:span text:style-name="T3">no abstract</text:span><text:span text:style-name="T2">) investigating the relationship between sex, age, height (cm) and frequency variables in honest and size-deceptive speech.</text:span><text:span text:style-name="T4"> </text:span></text:p>
      <text:p text:style-name="P2"/>
      <text:p text:style-name="P3">need mean, median, and sd for all values and comparisons<text:span text:style-name="T5"> and other stats </text:span></text:p>
      <text:p text:style-name="P3"/>
      <text:p text:style-name="P4"/>
      <text:p text:style-name="P4">Determining the statistical distribution of the data<text:span text:style-name="T6"> </text:span></text:p>
      <text:p text:style-name="P4"/>
      <text:p text:style-name="P5"><text:span text:style-name="T7">Statistical </text:span>Distribution <text:span text:style-name="T7">C</text:span>omparison<text:span text:style-name="T8"> </text:span><text:span text:style-name="T7">M</text:span><text:span text:style-name="T8">ethods</text:span>: </text:p>
      <text:list text:style-name="L1">
        <text:list-item>
          <text:p text:style-name="P6"><text:span text:style-name="T9">skewed</text:span> distro </text:p>
          <text:list>
            <text:list-item>
              <text:p text:style-name="P6"><text:span text:style-name="T10">normal-ish but tending towards right side, so using a "loss transformation"</text:span><text:span text:style-name="T7"> such as log transformation</text:span><text:span text:style-name="T10"> can help for data analysis)</text:span><text:span text:style-name="T11"> </text:span></text:p>
            </text:list-item>
            <text:list-item>
              <text:p text:style-name="P7"><text:a xlink:type="simple" xlink:href="https://haskinslabs.org/sites/default/files/files/Reprints/HL1616.pdf" text:style-name="Internet_20_link" text:visited-style-name="Visited_20_Internet_20_Link"><text:span text:style-name="T12">https://pmc.ncbi.nlm.nih.gov/articles/PMC8221478/</text:span></text:a></text:p>
            </text:list-item>
          </text:list>
        </text:list-item>
        <text:list-item>
          <text:p text:style-name="P6"><text:span text:style-name="T9">loess</text:span> distro</text:p>
          <text:list>
            <text:list-item>
              <text:p text:style-name="P6"><text:span text:style-name="T10">can allow us to visualize higher order or finer nonlinear relationships within the data</text:span><text:span text:style-name="T13"> </text:span></text:p>
            </text:list-item>
          </text:list>
        </text:list-item>
      </text:list>
      <text:p text:style-name="P4"/>
      <text:p text:style-name="P4">How do the <text:span text:style-name="T14">physical characteristics of the </text:span>data tend to distribute?</text:p>
      <text:list text:style-name="L2">
        <text:list-item>
          <text:p text:style-name="P8"><text:span text:style-name="T15">Fundamental frequency </text:span><text:span text:style-name="T16">f</text:span><text:span text:style-name="T17">o</text:span><text:span text:style-name="T18"> </text:span><text:span text:style-name="T19">for female and male sex </text:span><text:span text:style-name="T18">is typically </text:span><text:span text:style-name="T17">right-skewed</text:span><text:span text:style-name="T20">, </text:span><text:span text:style-name="T21">therefore most values cluster at the lower end of the distribution </text:span></text:p>
          <text:list>
            <text:list-item>
              <text:p text:style-name="P8">lower frequencies are more centered, with hi-f being the outliers) </text:p>
            </text:list-item>
          </text:list>
        </text:list-item>
        <text:list-item>
          <text:p text:style-name="P8"><text:span text:style-name="T15">F</text:span><text:span text:style-name="T22">ormant</text:span><text:span text:style-name="T23"> spreads also tend to be </text:span><text:span text:style-name="T24">(right?) </text:span><text:span text:style-name="T23">skewed, and female vocalizations tend to have a wider or broader spread in distribution</text:span></text:p>
        </text:list-item>
        <text:list-item>
          <text:p text:style-name="P9"><text:a xlink:type="simple" xlink:href="https://haskinslabs.org/sites/default/files/files/Reprints/HL1616.pdf" text:style-name="Internet_20_link" text:visited-style-name="Visited_20_Internet_20_Link"><text:span text:style-name="T12">https://core.ac.uk/download/pdf/141197474.pdf</text:span></text:a></text:p>
        </text:list-item>
      </text:list>
      <text:p text:style-name="P4"/>
      <text:p text:style-name="P4"/>
      <text:p text:style-name="P4">Maybe I can fit the normal skewed curve, and then delete the smoothest normalest curve from the <text:span text:style-name="T25">overall fit and then analyze the tails for nonlinearities?</text:span><text:span text:style-name="T26"> </text:span></text:p>
      <text:p text:style-name="P4"/>
      <text:p text:style-name="P10">What kind of regression can or should I use? polynomial regression? </text:p>
      <text:p text:style-name="P4"/>
      <text:p text:style-name="P11"><text:span text:style-name="T27">H</text:span>eirarchy within the physical sound production characteristics of language interpretation </text:p>
      <text:p text:style-name="P4"/>
      <text:p text:style-name="P12">** Identification of speaker sex from one vowel across a range of fundamental frequencies </text:p>
      <text:p text:style-name="P13"><text:a xlink:type="simple" xlink:href="https://haskinslabs.org/sites/default/files/files/Reprints/HL1616.pdf" text:style-name="Internet_20_link" text:visited-style-name="Visited_20_Internet_20_Link"><text:span text:style-name="T12">https://haskinslabs.org/sites/default/files/files/Reprints/HL1616.pdf</text:span></text:a><text:span text:style-name="T28"> </text:span></text:p>
      <text:p text:style-name="P4"/>
      <text:p text:style-name="P14"><text:span text:style-name="T29">** </text:span>wow the below paper is very cool. <text:span text:style-name="T30">on NLP</text:span><text:span text:style-name="T27">. </text:span></text:p>
      <text:p text:style-name="P15">Heirarchy of language interpretation:<text:span text:style-name="T31"> </text:span>evidence from behavioural experiments and computational modelling<text:span text:style-name="T31"> </text:span></text:p>
      <text:p text:style-name="P16"><text:a xlink:type="simple" xlink:href="https://haskinslabs.org/sites/default/files/files/Reprints/HL1616.pdf" text:style-name="Internet_20_link" text:visited-style-name="Visited_20_Internet_20_Link"><text:span text:style-name="T12">https://www.tandfonline.com/doi/full/10.1080/23273798.2021.1980595#abstract</text:span></text:a><text:span text:style-name="T28"> </text:span></text:p>
      <text:p text:style-name="P15"/>
      <text:p text:style-name="P15"/>
      <text:p text:style-name="P15">Key empirical features studied in speech processing research encompass a variety of aspects that contribute to understanding how speech is produced, perceived, and interpreted. Here are some of the primary features identified in recent studies: </text:p>
      <text:list text:style-name="L3">
        <text:list-item>
          <text:p text:style-name="P17"><text:span text:style-name="Strong_20_Emphasis"><text:span text:style-name="T12">Speech Speed</text:span></text:span><text:span text:style-name="T12">: The rate at which speech is produced significantly affects comprehension and processing. Faster speech can lead to difficulties in connected speech perception, impacting overall language understanding </text:span><text:a xlink:type="simple" xlink:href="https://pmc.ncbi.nlm.nih.gov/articles/PMC9745046/" office:target-frame-name="_blank" xlink:show="new" text:style-name="Internet_20_link" text:visited-style-name="Visited_20_Internet_20_Link"><text:span text:style-name="T12">1</text:span></text:a></text:p>
        </text:list-item>
        <text:list-item>
          <text:p text:style-name="P17"><text:span text:style-name="Strong_20_Emphasis"><text:span text:style-name="T12">Phonological Awareness</text:span></text:span><text:span text:style-name="T12">: This refers to the ability to recognize and manipulate the sound structures in spoken words. Studies have shown that phonological awareness is a critical predictor of language processing abilities, particularly in developmental disorders </text:span><text:a xlink:type="simple" xlink:href="https://pmc.ncbi.nlm.nih.gov/articles/PMC9745046/" office:target-frame-name="_blank" xlink:show="new" text:style-name="Internet_20_link" text:visited-style-name="Visited_20_Internet_20_Link"><text:span text:style-name="T12">1</text:span></text:a></text:p>
        </text:list-item>
        <text:list-item>
          <text:p text:style-name="P17"><text:span text:style-name="Strong_20_Emphasis"><text:span text:style-name="T12">Word Frequency</text:span></text:span><text:span text:style-name="T12">: The frequency with which words occur in a language influences their processing speed and ease of recall during speech production and comprehension tasks </text:span><text:a xlink:type="simple" xlink:href="https://pmc.ncbi.nlm.nih.gov/articles/PMC9745046/" office:target-frame-name="_blank" xlink:show="new" text:style-name="Internet_20_link" text:visited-style-name="Visited_20_Internet_20_Link"><text:span text:style-name="T12">1</text:span></text:a></text:p>
        </text:list-item>
        <text:list-item>
          <text:p text:style-name="P17"><text:span text:style-name="Strong_20_Emphasis"><text:span text:style-name="T12">Dysfluencies</text:span></text:span><text:span text:style-name="T12">: These are interruptions in the flow of speech, such as hesitations or repetitions, which can provide insights into cognitive processes during speech production and can indicate underlying language processing issues </text:span><text:a xlink:type="simple" xlink:href="https://pmc.ncbi.nlm.nih.gov/articles/PMC9745046/" office:target-frame-name="_blank" xlink:show="new" text:style-name="Internet_20_link" text:visited-style-name="Visited_20_Internet_20_Link"><text:span text:style-name="T12">1</text:span></text:a></text:p>
        </text:list-item>
        <text:list-item>
          <text:p text:style-name="P17"><text:soft-page-break/><text:span text:style-name="Strong_20_Emphasis"><text:span text:style-name="T12">Syntactic and Semantic Features</text:span></text:span><text:span text:style-name="T12">: The structural aspects of sentences (syntax) and their meanings (semantics) are crucial for understanding how listeners interpret spoken language. Research often evaluates how these features interact during discourse comprehension </text:span><text:a xlink:type="simple" xlink:href="https://aclanthology.org/J97-1001.pdf" office:target-frame-name="_blank" xlink:show="new" text:style-name="Internet_20_link" text:visited-style-name="Visited_20_Internet_20_Link"><text:span text:style-name="T12">2</text:span></text:a></text:p>
        </text:list-item>
        <text:list-item>
          <text:p text:style-name="P17"><text:span text:style-name="Strong_20_Emphasis"><text:span text:style-name="T12">Prosodic Features</text:span></text:span><text:span text:style-name="T12">: These include intonation, stress, and rhythm patterns in speech that play a vital role in conveying meaning and emotion, as well as aiding in the segmentation of speech into comprehensible units </text:span><text:a xlink:type="simple" xlink:href="https://arxiv.org/html/2410.23955" office:target-frame-name="_blank" xlink:show="new" text:style-name="Internet_20_link" text:visited-style-name="Visited_20_Internet_20_Link"><text:span text:style-name="T12">4</text:span></text:a></text:p>
        </text:list-item>
        <text:list-item>
          <text:p text:style-name="P17"><text:span text:style-name="Strong_20_Emphasis"><text:span text:style-name="T12">Visual Kinematics</text:span></text:span><text:span text:style-name="T12">: The movements of the speaker's face, lips, and head have been shown to correlate with acoustic properties of speech, enhancing comprehension through visual cues, especially in noisy environments </text:span><text:a xlink:type="simple" xlink:href="https://pmc.ncbi.nlm.nih.gov/articles/PMC2606792/" office:target-frame-name="_blank" xlink:show="new" text:style-name="Internet_20_link" text:visited-style-name="Visited_20_Internet_20_Link"><text:span text:style-name="T12">5</text:span></text:a></text:p>
        </text:list-item>
        <text:list-item>
          <text:p text:style-name="P17"><text:span text:style-name="Strong_20_Emphasis"><text:span text:style-name="T12">Connected Speech Production and Perception</text:span></text:span><text:span text:style-name="T12">: This area examines how natural speech differs from formal or isolated speech, focusing on phenomena such as assimilation, elision, and coarticulation that affect both production and perception </text:span><text:a xlink:type="simple" xlink:href="https://pmc.ncbi.nlm.nih.gov/articles/PMC9745046/" office:target-frame-name="_blank" xlink:show="new" text:style-name="Internet_20_link" text:visited-style-name="Visited_20_Internet_20_Link"><text:span text:style-name="T12">1</text:span></text:a></text:p>
        </text:list-item>
        <text:list-item>
          <text:p text:style-name="P17"><text:span text:style-name="Strong_20_Emphasis"><text:span text:style-name="T12">Empirical Methods for Feature Identification</text:span></text:span><text:span text:style-name="T12">: Various studies utilize empirical methods to identify features affecting discourse behavior, including discourse cue phrases and prosodic/acoustic characteristics that influence how utterances are processed </text:span><text:a xlink:type="simple" xlink:href="https://aclanthology.org/J97-1001.pdf" office:target-frame-name="_blank" xlink:show="new" text:style-name="Internet_20_link" text:visited-style-name="Visited_20_Internet_20_Link"><text:span text:style-name="T12">2</text:span></text:a></text:p>
        </text:list-item>
      </text:list>
      <text:p text:style-name="P18"/>
      <text:p text:style-name="P18">These features reflect a comprehensive approach to studying the complexities of speech processing, highlighting the interplay between cognitive functions, linguistic structures, and physical characteristics of speech.</text:p>
      <text:p text:style-name="P15"/>
      <text:p text:style-name="P15"/>
      <text:p text:style-name="Standard">What is the "lasso tecchnique" for statistics? <text:span text:style-name="T32">Least Absolute Shrinkage and Selection LASSO regression analysis </text:span></text:p>
      <text:p text:style-name="Standard"/>
      <text:p text:style-name="Standard"/>
      <text:p text:style-name="Standard">in R, how to plot a scatterplot of 2 columns and also plot the values for M/F sex on the same plot and plot fit lines for each grouping of M/F</text:p>
      <text:p text:style-name="Standard">how to plot both M/F binary values on the same plot using LOESS fit? </text:p>
      <text:p text:style-name="Standard">how to add a distribution curve to a grouped bar plot in R</text:p>
      <text:p text:style-name="Standard">how to interpret a loess<text:span text:style-name="T33"> regression</text:span> fit line</text:p>
      <text:p text:style-name="Standard">how to determine residuals in a loess fit<text:span text:style-name="T34"> (should be randomly distributed around the origin </text:span></text:p>
      <text:p text:style-name="Standard"/>
      <text:p text:style-name="Standard"/>
      <text:p text:style-name="P19">Quantile LOESS - combine a moving quantile window with a LOESS<text:span text:style-name="T35">: </text:span><text:a xlink:type="simple" xlink:href="https://www.r-bloggers.com/2010/04/quantile-loess-–-combining-a-moving-quantile-window-with-loess-r-function/" text:style-name="Internet_20_link" text:visited-style-name="Visited_20_Internet_20_Link"><text:span text:style-name="T35">https://www.r-bloggers.com/2010/04/quantile-loess-%e2%80%93-combining-a-moving-quantile-window-with-loess-r-function/</text:span></text:a><text:span text:style-name="T35"> </text:span></text:p>
      <text:p text:style-name="P19"/>
      <text:p text:style-name="P20">Comparing Smooths: <text:a xlink:type="simple" xlink:href="https://odsc.medium.com/comparing-five-different-smooths-which-one-rules-them-all-5fa1578fb09a" text:style-name="Internet_20_link" text:visited-style-name="Visited_20_Internet_20_Link"><text:span text:style-name="T33">https://odsc.medium.com/comparing-five-different-smooths-which-one-rules-them-all-5fa1578fb09a</text:span></text:a></text:p>
      <text:p text:style-name="P21"><text:span text:style-name="T35">simplest and fastest fit line approaches: </text:span>Bin Smoothing, Simple Moving Average, or Loess </text:p>
      <text:p text:style-name="P22">how to do a spline?? </text:p>
      <text:p text:style-name="P23">small data shows that using smoothing splines performs best according to RMS error</text:p>
      <text:p text:style-name="P21"/>
      <text:p text:style-name="P24">use R pkg wavethresh to try to deal with those rippl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officeooo:rsid="001ace9f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1:32:13.985000000</meta:creation-date>
    <dc:date>2024-11-29T11:55:06.362000000</dc:date>
    <meta:editing-duration>PT20H34M56S</meta:editing-duration>
    <meta:editing-cycles>49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45" meta:word-count="776" meta:character-count="5540" meta:non-whitespace-character-count="4802"/>
  </office:meta>
</office:document-meta>
</file>